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erif" svg:font-family="serif"/>
    <style:font-face style:name="Garuda" svg:font-family="Garuda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background-color="#ffff00" style:font-size-asian="12pt" style:font-size-complex="12pt"/>
    </style:style>
    <style:style style:name="P3" style:family="paragraph" style:parent-style-name="Standard">
      <style:text-properties fo:background-color="#ffff00"/>
    </style:style>
    <style:style style:name="T1" style:family="text">
      <style:text-properties fo:font-variant="normal" fo:text-transform="none" fo:color="#cccccc" style:font-name="serif" fo:font-size="12pt" fo:letter-spacing="normal" fo:font-style="normal" fo:font-weight="normal"/>
    </style:style>
    <style:style style:name="T2" style:family="text">
      <style:text-properties fo:font-variant="normal" fo:text-transform="none" fo:color="#cccccc" fo:letter-spacing="normal"/>
    </style:style>
    <style:style style:name="T3" style:family="text">
      <style:text-properties fo:font-variant="normal" fo:text-transform="none" fo:color="#cccccc" fo:letter-spacing="normal" style:font-name-asian="serif" style:font-size-asian="12pt" style:font-style-asian="normal" style:font-weight-asian="normal"/>
    </style:style>
    <style:style style:name="T4" style:family="text">
      <style:text-properties fo:font-variant="normal" fo:text-transform="none" fo:color="#cccccc" fo:letter-spacing="normal" style:font-size-asian="12pt" style:font-style-asian="normal" style:font-weight-asian="normal"/>
    </style:style>
    <style:style style:name="T5" style:family="text">
      <style:text-properties fo:font-variant="normal" fo:text-transform="none" fo:color="#cccccc" fo:letter-spacing="normal" fo:font-style="normal" fo:font-weight="normal"/>
    </style:style>
    <style:style style:name="T6" style:family="text">
      <style:text-properties fo:font-variant="normal" fo:text-transform="none" fo:color="#cccccc" fo:letter-spacing="normal" style:font-style-asian="normal" style:font-weight-asian="normal"/>
    </style:style>
    <style:style style:name="T7" style:family="text">
      <style:text-properties fo:font-variant="normal" fo:text-transform="none" fo:color="#cccccc" fo:font-size="12pt" fo:letter-spacing="normal" fo:font-style="normal" fo:font-weight="normal"/>
    </style:style>
    <style:style style:name="T8" style:family="text">
      <style:text-properties fo:font-variant="normal" fo:text-transform="none" fo:color="#cccccc" style:font-name="DejaVu Sans" fo:font-size="12pt" fo:letter-spacing="normal" style:font-name-asian="DejaVu Sans" style:font-size-asian="12pt" style:font-size-complex="12pt"/>
    </style:style>
    <style:style style:name="T9" style:family="text">
      <style:text-properties fo:font-variant="normal" fo:text-transform="none" fo:color="#cccccc" style:font-name="DejaVu Sans" fo:font-size="12pt" fo:letter-spacing="normal" style:font-name-asian="DejaVu Sans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cccccc" style:font-name="DejaVu Sans" fo:font-size="12pt" fo:letter-spacing="normal" fo:font-style="normal" fo:font-weight="normal" style:font-name-asian="DejaVu Sans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Garuda"/>
    </style:style>
    <style:style style:name="T14" style:family="text">
      <style:text-properties fo:font-size="10.5pt"/>
    </style:style>
    <style:style style:name="T15" style:family="text">
      <style:text-properties style:font-name-asian="Garuda"/>
    </style:style>
    <style:style style:name="T16" style:family="text">
      <style:text-properties style:font-size-asian="10.5pt"/>
    </style:style>
    <style:style style:name="T17" style:family="text">
      <style:text-properties style:font-size-complex="10.5pt"/>
    </style:style>
    <style:style style:name="T18" style:family="text">
      <style:text-properties style:font-name="DejaVu Sans" fo:font-size="12pt" style:font-name-asian="DejaVu Sans" style:font-size-asian="12pt" style:font-size-complex="12pt"/>
    </style:style>
    <style:style style:name="T19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800000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 Shell Programming</text:p>
      <text:p text:style-name="Standard"/>
      <text:p text:style-name="Standard">1.开始</text:p>
      <text:p text:style-name="P3">#! /bin/sh</text:p>
      <text:p text:style-name="Standard">开始一个linux sh script 文件</text:p>
      <text:p text:style-name="Standard"/>
      <text:p text:style-name="Standard">2.输出字符串到文件中</text:p>
      <text:p text:style-name="P3">echo “what you want to input” &gt; filename.txt</text:p>
      <text:p text:style-name="Standard"/>
      <text:p text:style-name="P1">3.sh script运行时可以带参数。这些参数在sh中是以固定的形式传入的,即$1-$9来表示</text:p>
      <text:p text:style-name="P2">#!/bin/sh</text:p>
      <text:p text:style-name="P2">cp $1 $2 $3</text:p>
      <text:p text:style-name="Standard"><text:span text:style-name="T11">用./script -r sourcedir desdir 可以达到递归复制的目的。</text:span></text:p>
      <text:p text:style-name="Standard"><text:span text:style-name="T11"/></text:p>
      <text:p text:style-name="Standard"><text:span text:style-name="T19">$0</text:span><text:span text:style-name="T11">为命令名</text:span></text:p>
      <text:p text:style-name="Standard"><text:span text:style-name="T19">$1-$9</text:span><text:span text:style-name="T11">为参数</text:span></text:p>
      <text:p text:style-name="Standard"><text:span text:style-name="T19">$#</text:span><text:span text:style-name="T11">为参数个数</text:span></text:p>
      <text:p text:style-name="Standard"><text:span text:style-name="T19">$@ </text:span><text:span text:style-name="T11">所有参数，每个用{}括起</text:span></text:p>
      <text:p text:style-name="Standard"><text:span text:style-name="T19">$* <text:s text:c="2"/></text:span><text:span text:style-name="T11">所有参数，用{}括起</text:span></text:p>
      <text:p text:style-name="Standard"><text:span text:style-name="T11">可以用变量和其他字符组成新的字,这时可能需要把变量用{}括起,如: </text:span></text:p>
      <text:p text:style-name="P3"><text:span text:style-name="T11">SAT = Satur </text:span></text:p>
      <text:p text:style-name="P3"><text:span text:style-name="T11">echo Today is ${SAT}day </text:span></text:p>
      <text:p text:style-name="Standard"><text:span text:style-name="T11">显示为Today is Saturday </text:span></text:p>
      <text:p text:style-name="Standard"><text:span text:style-name="T11">对于未赋值的变量,Bash以空值对待,用户也可以用</text:span><text:span text:style-name="T12">unset</text:span><text:span text:style-name="T11">命令清除给变量赋的值.</text:span></text:p>
      <text:p text:style-name="Standard"><text:span text:style-name="T11">Bash中还可以使用数组变量,其赋值有两种: </text:span></text:p>
      <text:p text:style-name="Standard"><text:span text:style-name="T11"><text:s text:c="3"/></text:span></text:p>
      <text:p text:style-name="Standard"><text:span text:style-name="T11"><text:s text:c="2"/>(1) name[index] = value </text:span></text:p>
      <text:p text:style-name="Standard"><text:span text:style-name="T11"><text:s text:c="2"/>(2) name = (value1 ... valuen) 此时下标从0开始 </text:span></text:p>
      <text:p text:style-name="Standard"><text:span text:style-name="T11"><text:s text:c="3"/></text:span></text:p>
      <text:p text:style-name="Standard"><text:span text:style-name="T11"><text:s text:c="2"/>数组下标的范围没有任何限制,同时也不必使用连续的分量. </text:span></text:p>
      <text:p text:style-name="Standard"><text:span text:style-name="T11"><text:s text:c="3"/></text:span></text:p>
      <text:p text:style-name="Standard"><text:span text:style-name="T11"><text:s text:c="2"/>Bash中关于变量的内建命令有: </text:span></text:p>
      <text:p text:style-name="Standard"><text:span text:style-name="T11"><text:s text:c="3"/></text:span></text:p>
      <text:p text:style-name="Standard"><text:span text:style-name="T11"><text:s text:c="2"/>(1) declare和typeset.两者具有一样的功能.其选项有: </text:span></text:p>
      <text:p text:style-name="Standard"><text:span text:style-name="T11"><text:s text:c="6"/>[-/+]a <text:s text:c="3"/>设置/撤消变量的数组属性 </text:span></text:p>
      <text:p text:style-name="Standard"><text:span text:style-name="T11"><text:s text:c="6"/>[-/+]i <text:s text:c="4"/>设置/撤消变量的整数属性 </text:span></text:p>
      <text:p text:style-name="Standard"><text:span text:style-name="T11"><text:s text:c="6"/>[-/+]r <text:s text:c="3"/>设置/撤消变量的只读属性 </text:span></text:p>
      <text:p text:style-name="Standard"><text:span text:style-name="T11"><text:s text:c="6"/>[-/+]x <text:s text:c="3"/>设置/撤消变量的输出属性 </text:span></text:p>
      <text:p text:style-name="Standard"><text:span text:style-name="T11"><text:s text:c="6"/>-p var <text:s text:c="3"/>显示变量属性 </text:span></text:p>
      <text:p text:style-name="Standard"><text:span text:style-name="T11"><text:s text:c="2"/>(2) export和local. </text:span></text:p>
      <text:p text:style-name="Standard"><text:span text:style-name="T11"><text:s text:c="6"/>export把变量输出到环境中,用法为: </text:span></text:p>
      <text:p text:style-name="Standard"><text:span text:style-name="T11"><text:s text:c="6"/>export name </text:span></text:p>
      <text:p text:style-name="Standard"><text:span text:style-name="T11"><text:s text:c="6"/>export name = value <text:s text:c="9"/></text:span></text:p>
      <text:p text:style-name="Standard"><text:span text:style-name="T11"></text:span></text:p>
      <text:p text:style-name="Standard"><text:span text:style-name="T11"><text:s text:c="6"/>这里需要简单介绍一下export的作用:当Bash shell执行一个 </text:span></text:p>
      <text:p text:style-name="Standard"><text:span text:style-name="T11"><text:s text:c="6"/>程序时,将首先为该程序建立一个新的执行环境,称为子shell, </text:span></text:p>
      <text:p text:style-name="Standard"><text:span text:style-name="T11"><text:s text:c="6"/>在Bash Shell中变量都是局部的,即它们只是在创建它们的子 </text:span></text:p>
      <text:p text:style-name="Standard"><text:span text:style-name="T11"><text:s text:c="6"/>Shell中是有意义的,使用export后,变量被设置为全局变量,这 </text:span></text:p>
      <text:p text:style-name="Standard"><text:span text:style-name="T11"><text:s text:c="6"/>时可以被其它子Shell所识别 </text:span></text:p>
      <text:p text:style-name="Standard"><text:span text:style-name="T11"></text:span></text:p>
      <text:p text:style-name="Standard"><text:span text:style-name="T11"><text:s text:c="6"/>local标记变量为局部的(如只能被函数内部使用),用法为: </text:span></text:p>
      <text:p text:style-name="Standard"><text:soft-page-break/><text:span text:style-name="T11"><text:s text:c="6"/>local name </text:span></text:p>
      <text:p text:style-name="Standard"><text:span text:style-name="T11"><text:s text:c="6"/>local name = value </text:span></text:p>
      <text:p text:style-name="Standard"><text:span text:style-name="T11"><text:s text:c="2"/>(3) readonly. </text:span></text:p>
      <text:p text:style-name="Standard"><text:span text:style-name="T11"><text:s text:c="6"/>指定变量为只读,执行后,改变量不能被再次赋值,用法为: </text:span></text:p>
      <text:p text:style-name="Standard"><text:span text:style-name="T11"><text:s text:c="6"/>readonly name </text:span></text:p>
      <text:p text:style-name="Standard"><text:span text:style-name="T11"></text:span></text:p>
      <text:p text:style-name="Standard"><text:span text:style-name="T11">2.位置变量或Shell参数 </text:span></text:p>
      <text:p text:style-name="Standard"><text:span text:style-name="T11"><text:s text:c="2"/>Bash Shell在解释用户命令时,将把命令行的第一个子作为命令,而其它字作为 </text:span></text:p>
      <text:p text:style-name="Standard"><text:span text:style-name="T11">参数通过位置变量传递给程序.$1,...,$9分别代表第一,...,九个参数.其中1-9 </text:span></text:p>
      <text:p text:style-name="Standard"><text:span text:style-name="T11">是真正的参数名,"$"符只是用来标识变量的替换. </text:span></text:p>
      <text:p text:style-name="Standard"><text:span text:style-name="T11"><text:s text:c="2"/>位置变量$0指命令对应的可执行名. </text:span></text:p>
      <text:p text:style-name="Standard"><text:span text:style-name="T11"><text:s text:c="2"/>其它的还有: </text:span></text:p>
      <text:p text:style-name="Standard"><text:span text:style-name="T11"><text:s text:c="2"/>$# <text:s text:c="3"/>送给命令的参数个数 </text:span></text:p>
      <text:p text:style-name="Standard"><text:span text:style-name="T11"><text:s text:c="2"/>$@ <text:s text:c="3"/>所有的参数,每个用双括号括起 </text:span></text:p>
      <text:p text:style-name="Standard"><text:span text:style-name="T11"><text:s text:c="2"/>$* <text:s text:c="3"/>所有的参数,用双括号括起 </text:span></text:p>
      <text:p text:style-name="Standard"><text:span text:style-name="T11">3.与Shell有关的变量 </text:span></text:p>
      <text:p text:style-name="Standard"><text:span text:style-name="T11"><text:s/>(1) Shell自身设置的一些常用变量: </text:span></text:p>
      <text:p text:style-name="Standard"><text:span text:style-name="T11"><text:s text:c="3"/>LINENO <text:s text:c="6"/><text:tab/>正在执行的命令在脚本中的行号 </text:span></text:p>
      <text:p text:style-name="Standard"><text:span text:style-name="T11"><text:s text:c="3"/>PWD <text:s text:c="9"/><text:tab/>用户当前目录的全名 </text:span></text:p>
      <text:p text:style-name="Standard"><text:span text:style-name="T11"><text:s text:c="3"/>OLDPWD <text:s text:c="6"/><text:tab/>最近一次执行cd之前,用户当前目录的全名 </text:span></text:p>
      <text:p text:style-name="Standard"><text:span text:style-name="T11"><text:s text:c="3"/>PPID <text:s text:c="8"/><text:tab/>父进程ID </text:span></text:p>
      <text:p text:style-name="Standard"><text:span text:style-name="T11"><text:s text:c="3"/>$ <text:s text:c="11"/><text:tab/><text:tab/>当前进程ID </text:span></text:p>
      <text:p text:style-name="Standard"><text:span text:style-name="T11"><text:s text:c="3"/>RANDOM <text:s text:c="6"/><text:tab/>随机数(范围0-32767) </text:span></text:p>
      <text:p text:style-name="Standard"><text:span text:style-name="T11"><text:s text:c="3"/>SECONDS <text:s text:c="5"/><text:tab/>Bash Shell的运行时间,单位是秒 </text:span></text:p>
      <text:p text:style-name="Standard"><text:span text:style-name="T11"><text:s text:c="3"/>REPLY <text:s text:c="7"/><text:tab/>select和read命令使用,以后会讲到 </text:span></text:p>
      <text:p text:style-name="Standard"><text:span text:style-name="T11"><text:s text:c="3"/>OPTARG </text:span></text:p>
      <text:p text:style-name="Standard"><text:span text:style-name="T11"><text:s text:c="3"/>ORTIND <text:s text:c="6"/><text:tab/>这两个变量由getopt命令设置 </text:span></text:p>
      <text:p text:style-name="Standard"><text:span text:style-name="T11"><text:s text:c="3"/>UID <text:s text:c="9"/><text:tab/>当前用户的User ID </text:span></text:p>
      <text:p text:style-name="Standard"><text:span text:style-name="T11"><text:s text:c="3"/>_ <text:s text:c="11"/><text:tab/><text:tab/>上一条命令使用的最后一个参数 </text:span></text:p>
      <text:p text:style-name="Standard"><text:span text:style-name="T11"><text:s/>(2) 影响Shell行为的一些常用环境变量: </text:span></text:p>
      <text:p text:style-name="Standard"><text:span text:style-name="T11"><text:s text:c="3"/>PATH <text:s text:c="8"/><text:tab/>命令搜索路径,以冒号为分隔符.注意与DOS下不同的是, </text:span></text:p>
      <text:p text:style-name="Standard"><text:span text:style-name="T11"><text:s text:c="16"/><text:tab/><text:tab/>当前目录不在系统路径里 </text:span></text:p>
      <text:p text:style-name="Standard"><text:span text:style-name="T11"><text:s text:c="3"/>HOME <text:s text:c="8"/><text:tab/>用户home目录的路径名,是cd命令的默认参数 </text:span></text:p>
      <text:p text:style-name="Standard"><text:span text:style-name="T11"><text:s text:c="3"/>COLUMNS <text:s text:c="5"/><text:tab/>定义了命令编辑模式下可使用命令行的长度 </text:span></text:p>
      <text:p text:style-name="Standard"><text:span text:style-name="T11"><text:s text:c="3"/>EDITOR <text:s text:c="6"/><text:tab/>默认的行编辑器 </text:span></text:p>
      <text:p text:style-name="Standard"><text:span text:style-name="T11"><text:s text:c="3"/>VISUAL <text:s text:c="6"/><text:tab/>默认的可视编辑器 </text:span></text:p>
      <text:p text:style-name="Standard"><text:span text:style-name="T11"><text:s text:c="3"/>FCEDIT <text:s text:c="6"/><text:tab/>命令fc使用的编辑器 </text:span></text:p>
      <text:p text:style-name="Standard"><text:span text:style-name="T11"><text:s text:c="3"/>HISTFILE <text:s text:c="4"/><text:tab/>命令历史文件 </text:span></text:p>
      <text:p text:style-name="Standard"><text:span text:style-name="T11"><text:s text:c="3"/>HISTSIZE <text:s text:c="4"/><text:tab/>命令历史文件中最多可包含的命令条数 </text:span></text:p>
      <text:p text:style-name="Standard"><text:span text:style-name="T11"><text:s text:c="3"/>HISTFILESIZE 命令历史文件中包含的最大行数 </text:span></text:p>
      <text:p text:style-name="Standard"><text:span text:style-name="T11"><text:s text:c="3"/>IFS <text:s text:c="9"/><text:tab/>定义SHELL使用的分隔符 </text:span></text:p>
      <text:p text:style-name="Standard"><text:span text:style-name="T11"><text:s text:c="3"/>LOGNAME <text:s text:c="5"/><text:tab/>用户登录名 </text:span></text:p>
      <text:p text:style-name="Standard"><text:span text:style-name="T11"><text:s text:c="3"/>MAIL <text:s text:c="8"/><text:tab/>指向一个需要SHELL监视其修改时间的文件.当该文件修改后, </text:span></text:p>
      <text:p text:style-name="Standard"><text:span text:style-name="T11"><text:s text:c="16"/><text:tab/><text:tab/>SHELL将发消息You hava mail给用户 </text:span></text:p>
      <text:p text:style-name="Standard"><text:span text:style-name="T11"><text:s text:c="3"/>MAILCHECK <text:s text:c="3"/>SHELL检查MAIL文件的周期,单位是秒 </text:span></text:p>
      <text:p text:style-name="Standard"><text:span text:style-name="T11"><text:s text:c="3"/>MAILPATH <text:s text:c="4"/><text:tab/>功能与MAIL类似.但可以用一组文件,以冒号分隔,每个文件后 </text:span></text:p>
      <text:p text:style-name="Standard"><text:span text:style-name="T11"><text:s text:c="16"/><text:tab/><text:tab/>可跟一个问号和一条发向用户的消息 </text:span></text:p>
      <text:p text:style-name="Standard"><text:span text:style-name="T11"><text:s text:c="3"/>SHELL <text:s text:c="7"/><text:tab/>SHELL的路径名 </text:span></text:p>
      <text:p text:style-name="Standard"><text:span text:style-name="T11"><text:s text:c="3"/>TERM <text:s text:c="8"/><text:tab/>终端类型 </text:span></text:p>
      <text:p text:style-name="Standard"><text:span text:style-name="T11"><text:s text:c="3"/>TMOUT <text:s text:c="7"/><text:tab/>SHELL自动退出的时间,单位为秒,若设为0则禁止SHELL自动退出 </text:span></text:p>
      <text:p text:style-name="Standard"><text:span text:style-name="T11"><text:s text:c="3"/>PROMPT_COMMAND <text:s text:c="6"/><text:tab/>指定在主命令提示符前应执行的命令 </text:span></text:p>
      <text:p text:style-name="Standard"><text:span text:style-name="T11"><text:s text:c="3"/>PS1 <text:s text:c="9"/><text:tab/>主命令提示符 </text:span></text:p>
      <text:p text:style-name="Standard"><text:soft-page-break/><text:span text:style-name="T11"><text:s text:c="3"/>PS2 <text:s text:c="9"/><text:tab/>二级命令提示符,命令执行过程中要求输入数据时用 </text:span></text:p>
      <text:p text:style-name="Standard"><text:span text:style-name="T11"><text:s text:c="3"/>PS3 <text:s text:c="9"/><text:tab/>select的命令提示符 </text:span></text:p>
      <text:p text:style-name="Standard"><text:span text:style-name="T11"><text:s text:c="3"/>PS4 <text:s text:c="9"/><text:tab/>调试命令提示符 </text:span></text:p>
      <text:p text:style-name="Standard"><text:span text:style-name="T11"><text:s text:c="3"/>MANPATH <text:s text:c="5"/><text:tab/>寻找手册页的路径,以冒号分隔 </text:span></text:p>
      <text:p text:style-name="Standard"><text:span text:style-name="T11"><text:s text:c="3"/>LD_LIBRARY_PATH <text:s text:c="5"/><text:tab/>寻找库的路径,以冒号分隔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erif" svg:font-family="serif"/>
    <style:font-face style:name="Garuda" svg:font-family="Garuda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e </meta:initial-creator>
    <meta:creation-date>2012-04-06T11:23:58</meta:creation-date>
    <dc:date>2012-04-06T12:56:51</dc:date>
    <dc:creator>Lee </dc:creator>
    <meta:editing-duration>PT31M35S</meta:editing-duration>
    <meta:editing-cycles>7</meta:editing-cycles>
    <meta:generator>LibreOffice/3.3$Linux LibreOffice_project/330m19$Build-401</meta:generator>
    <meta:document-statistic meta:table-count="0" meta:image-count="0" meta:object-count="0" meta:page-count="3" meta:paragraph-count="104" meta:word-count="489" meta:character-count="2818"/>
  </office:meta>
</office:document-meta>
</file>